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31D6F8ABB2CA8127B4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-0.654cm" svg:width="29.7cm" svg:height="18.493cm" draw:z-index="0"><draw:image xlink:href="Pictures/10000000000005000000031D6F8ABB2CA8127B4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tree-736885_5f_1280" draw:display-name="tree-736885_1280" xlink:href="Pictures/10000000000005000000031D6F8ABB2CA8127B4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="bitmap" draw:fill-image-name="tree-736885_5f_1280" style:repeat="stretch" draw:fill-image-ref-point-x="0%" draw:fill-image-ref-point-y="0%" draw:fill-image-ref-point="center" style:footnote-max-height="0cm" loext:margin-gutter="0cm">
        <style:background-image xlink:href="Pictures/10000000000005000000031D6F8ABB2CA8127B4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tree-736885_5f_1280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7:36:02.134332831</meta:creation-date>
    <dc:date>2023-11-29T17:45:15.188821721</dc:date>
    <meta:editing-duration>PT9M1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